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59cm" table:align="margins"/>
    </style:style>
    <style:style style:name="Table1.A" style:family="table-column">
      <style:table-column-properties style:column-width="2.955cm" style:rel-column-width="1675*"/>
    </style:style>
    <style:style style:name="Table1.B" style:family="table-column">
      <style:table-column-properties style:column-width="6.909cm" style:rel-column-width="3917*"/>
    </style:style>
    <style:style style:name="Table1.C" style:family="table-column">
      <style:table-column-properties style:column-width="1.513cm" style:rel-column-width="858*"/>
    </style:style>
    <style:style style:name="Table1.D" style:family="table-column">
      <style:table-column-properties style:column-width="1.397cm" style:rel-column-width="792*"/>
    </style:style>
    <style:style style:name="Table1.E" style:family="table-column">
      <style:table-column-properties style:column-width="2.351cm" style:rel-column-width="1333*"/>
    </style:style>
    <style:style style:name="Table1.F" style:family="table-column">
      <style:table-column-properties style:column-width="2.323cm" style:rel-column-width="1317*"/>
    </style:style>
    <style:style style:name="Table1.G" style:family="table-column">
      <style:table-column-properties style:column-width="2.141cm" style:rel-column-width="1214*"/>
    </style:style>
    <style:style style:name="Table1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G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Calibri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>
      <style:text-properties style:font-name="Calibri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6" style:family="paragraph" style:parent-style-name="Standard">
      <style:text-properties style:font-name="Calibri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[main.Empty;block=tbs:p+tbs:table;sub1=Details]</text:p>
      <text:p text:style-name="P4">[main.Empty;block=tbs:p+tbs:table;sub1=Details]</text:p>
      <text:p text:style-name="P4">[a.Date]: [main.Date ;block=tbs:p+tbs:table;sub1=Details]</text:p>
      <text:p text:style-name="P4">[a.InvoiceNo] : [main.InvoiceNo;block=tbs:p+tbs:table;sub1=Details]</text:p>
      <text:p text:style-name="P4">[a.Profitability] : [main.Profitability ;block=tbs:p+tbs:table;sub1=Details]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1">[a.ProductCode]</text:p>
            </table:table-cell>
            <table:table-cell table:style-name="Table1.A1" office:value-type="string">
              <text:p text:style-name="P1">[a.ProductName]</text:p>
            </table:table-cell>
            <table:table-cell table:style-name="Table1.A1" office:value-type="string">
              <text:p text:style-name="P2">[a.Qty]</text:p>
            </table:table-cell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2">[a.Price]</text:p>
            </table:table-cell>
            <table:table-cell table:style-name="Table1.A1" office:value-type="string">
              <text:p text:style-name="P2">[a.Total]</text:p>
            </table:table-cell>
            <table:table-cell table:style-name="Table1.G1" office:value-type="string">
              <text:p text:style-name="P2">[a.Profitability]</text:p>
            </table:table-cell>
          </table:table-row>
        </table:table-header-rows>
        <table:table-row>
          <table:table-cell table:style-name="Table1.A2" office:value-type="string">
            <text:p text:style-name="P1">[main_sub1.ItemCode;block=tbs:row]</text:p>
          </table:table-cell>
          <table:table-cell table:style-name="Table1.A2" office:value-type="string">
            <text:p text:style-name="P1">[main_sub1.ProductTitle]</text:p>
          </table:table-cell>
          <table:table-cell table:style-name="Table1.A2" office:value-type="string">
            <text:p text:style-name="P2">[main_sub1.Qty]</text:p>
          </table:table-cell>
          <table:table-cell table:style-name="Table1.A2" office:value-type="string">
            <text:p text:style-name="P2">[main_sub1.Currency]</text:p>
          </table:table-cell>
          <table:table-cell table:style-name="Table1.A2" office:value-type="string">
            <text:p text:style-name="P2">[main_sub1.Price]</text:p>
          </table:table-cell>
          <table:table-cell table:style-name="Table1.A2" office:value-type="string">
            <text:p text:style-name="P2">[main_sub1.Total]</text:p>
          </table:table-cell>
          <table:table-cell table:style-name="Table1.G2" office:value-type="string">
            <text:p text:style-name="P2">[main_sub1.Profitability]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P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gelo Fernandez</meta:initial-creator>
    <meta:creation-date>2023-08-08T14:15:38.78</meta:creation-date>
    <meta:generator>OpenOffice/4.1.14$Win32 OpenOffice.org_project/4114m1$Build-9811</meta:generator>
    <dc:date>2023-08-08T18:01:40.41</dc:date>
    <dc:creator>Angelo Fernandez</dc:creator>
    <meta:editing-duration>PT1H37M32S</meta:editing-duration>
    <meta:editing-cycles>70</meta:editing-cycles>
    <meta:document-statistic meta:table-count="1" meta:image-count="0" meta:object-count="0" meta:page-count="1" meta:paragraph-count="18" meta:word-count="25" meta:character-count="518"/>
  </office:meta>
</office:document-meta>
</file>